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270000004FAB78AE0723388C3C.png" manifest:media-type="image/png"/>
  <manifest:file-entry manifest:full-path="Pictures/2000000D0000195B0000027B89834D4211D768D0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roid Sans Fallback1" svg:font-family="'Droid Sans Fallback'" style:font-pitch="variable"/>
    <style:font-face style:name="FreeSans" svg:font-family="FreeSans" style:font-pitch="variable"/>
    <style:font-face style:name="SimSun" svg:font-family="SimSun, 宋体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WW8Num1"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" style:family="paragraph" style:parent-style-name="Standard">
      <style:text-properties style:font-name="Times New Roman" fo:font-size="12pt" style:font-size-asian="12pt" style:font-name-complex="Times New Roman"/>
    </style:style>
    <style:style style:name="P3" style:family="paragraph" style:parent-style-name="Standard">
      <style:text-properties officeooo:paragraph-rsid="0015f025"/>
    </style:style>
    <style:style style:name="P4" style:family="paragraph" style:parent-style-name="Standard" style:master-page-name="Standard">
      <style:paragraph-properties fo:margin-left="6.244cm" fo:margin-right="0.57cm" fo:text-indent="1.249cm" style:auto-text-indent="false" style:page-number="auto"/>
      <style:text-properties style:font-name="Times New Roman" fo:font-size="12pt" style:font-size-asian="12pt" style:font-name-complex="Times New Roman"/>
    </style:style>
    <style:style style:name="P5" style:family="paragraph" style:parent-style-name="Standard">
      <style:paragraph-properties fo:margin-left="0cm" fo:margin-right="0.57cm" fo:text-indent="0cm" style:auto-text-indent="false"/>
      <style:text-properties style:font-name="Times New Roman" fo:font-size="12pt" style:font-size-asian="12pt" style:font-name-complex="Times New Roman"/>
    </style:style>
    <style:style style:name="P6" style:family="paragraph" style:parent-style-name="Text_20_body">
      <style:paragraph-properties fo:margin-left="0cm" fo:margin-right="0.071cm" fo:text-indent="0cm" style:auto-text-indent="false"/>
    </style:style>
    <style:style style:name="P7" style:family="paragraph" style:parent-style-name="Heading_20_3">
      <style:paragraph-properties fo:margin-left="0cm" fo:margin-right="0.57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Footer">
      <style:paragraph-properties fo:margin-left="0.22cm" fo:margin-right="0cm" fo:text-indent="-2cm" style:auto-text-indent="false"/>
    </style:style>
    <style:style style:name="P9" style:family="paragraph" style:parent-style-name="Footer">
      <style:paragraph-properties fo:margin-left="0cm" fo:margin-right="0.63cm" fo:text-align="center" style:justify-single-word="false" fo:text-indent="0cm" style:auto-text-indent="false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Header">
      <style:paragraph-properties fo:text-align="start" style:justify-single-word="false"/>
      <style:text-properties style:font-name-asian="Arial"/>
    </style:style>
    <style:style style:name="P14" style:family="paragraph" style:parent-style-name="Header">
      <style:paragraph-properties fo:margin-left="0cm" fo:margin-right="0cm" fo:text-align="start" style:justify-single-word="false" fo:text-indent="-1.752cm" style:auto-text-indent="false">
        <style:tab-stops>
          <style:tab-stop style:position="9.252cm" style:type="center"/>
          <style:tab-stop style:position="9.35cm" style:type="center"/>
          <style:tab-stop style:position="9.451cm" style:type="center"/>
          <style:tab-stop style:position="9.551cm" style:type="center"/>
          <style:tab-stop style:position="15cm" style:type="right"/>
        </style:tab-stops>
      </style:paragraph-properties>
    </style:style>
    <style:style style:name="P15" style:family="paragraph" style:parent-style-name="Header">
      <style:paragraph-properties fo:margin-left="10.502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weight-asian="bold" style:font-name-complex="Times New Roman" style:font-size-complex="10pt"/>
    </style:style>
    <style:style style:name="P16" style:family="paragraph" style:parent-style-name="Header">
      <style:paragraph-properties fo:margin-left="10.502cm" fo:margin-right="0cm" fo:margin-top="0cm" fo:margin-bottom="0cm" loext:contextual-spacing="false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P17" style:family="paragraph" style:parent-style-name="Text_20_body_20_indent">
      <style:paragraph-properties fo:margin-left="0cm" fo:margin-right="0cm" fo:text-indent="0cm" style:auto-text-indent="false"/>
    </style:style>
    <style:style style:name="P18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/>
    </style:style>
    <style:style style:name="T2" style:family="text">
      <style:text-properties style:font-name="Times New Roman" fo:font-size="12pt" style:font-size-asian="12pt" style:font-name-complex="Times New Roman"/>
    </style:style>
    <style:style style:name="T3" style:family="text">
      <style:text-properties style:font-name="Times New Roman" fo:font-size="12pt" officeooo:rsid="0015f025" style:font-size-asian="12pt" style:font-name-complex="Times New Roman"/>
    </style:style>
    <style:style style:name="T4" style:family="text">
      <style:text-properties style:font-name="Times New Roman" fo:font-size="12pt" officeooo:rsid="00169f7e" style:font-size-asian="12pt" style:font-name-complex="Times New Roman"/>
    </style:style>
    <style:style style:name="T5" style:family="text">
      <style:text-properties style:font-name="Times New Roman" fo:font-size="12pt" officeooo:rsid="0017b818" style:font-size-asian="12pt" style:font-name-complex="Times New Roman"/>
    </style:style>
    <style:style style:name="T6" style:family="text">
      <style:text-properties style:font-name="Times New Roman" fo:font-size="12pt" officeooo:rsid="00198298" style:font-size-asian="12pt" style:font-name-complex="Times New Roman"/>
    </style:style>
    <style:style style:name="T7" style:family="text">
      <style:text-properties style:font-name="Times New Roman" fo:font-size="12pt" officeooo:rsid="001b6dab" style:font-size-asian="12pt" style:font-name-complex="Times New Roman"/>
    </style:style>
    <style:style style:name="T8" style:family="text">
      <style:text-properties style:font-name="Times New Roman" style:font-name-complex="Times New Roman" style:font-size-complex="10pt"/>
    </style:style>
    <style:style style:name="T9" style:family="text">
      <style:text-properties style:font-name="Times New Roman" fo:font-weight="bold" style:font-weight-asian="bold" style:font-name-complex="Times New Roman" style:font-size-complex="10pt"/>
    </style:style>
    <style:style style:name="T10" style:family="text">
      <style:text-properties style:font-name-asian="Arial"/>
    </style:style>
    <style:style style:name="T11" style:family="text">
      <style:text-properties fo:color="#545454" fo:background-color="#ffffff" loext:char-shading-value="0" style:font-name-asian="Arial"/>
    </style:style>
    <style:style style:name="T12" style:family="text">
      <style:text-properties fo:color="#545454" fo:background-color="#ffffff" loext:char-shading-value="0"/>
    </style:style>
    <style:style style:name="T13" style:family="text">
      <style:text-properties fo:color="#6a6a6a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14" style:family="text">
      <style:text-properties officeooo:rsid="0015f02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BUENOS AIRES, </text:p>
      <text:p text:style-name="P3"><text:span text:style-name="T1"><text:tab/>VISTO</text:span><text:span text:style-name="T2"> el pedido efectuado por el actual </text:span><text:span text:style-name="T6">Director</text:span><text:span text:style-name="T3"> </text:span><text:span text:style-name="T2">quien solicita la designación del Lic. </text:span><text:span text:style-name="T3">Gustavo Yzaguirre</text:span><text:span text:style-name="T2"> como </text:span><text:span text:style-name="T7">C</text:span><text:span text:style-name="T2">oordinador del Laboratorio de </text:span><text:span text:style-name="T3">Software Libre</text:span><text:span text:style-name="T2">; y,</text:span></text:p>
      <text:list xml:id="list6656358406132289275" text:style-name="WW8Num1">
        <text:list-item>
          <text:p text:style-name="P1">CONSIDERANDO</text:p>
        </text:list-item>
      </text:list>
      <text:p text:style-name="Standard"><text:span text:style-name="T2"><text:tab/>Que el Lic. </text:span><text:span text:style-name="T3">Gustavo Yzaguirre junto con Lisandro Fernández se encuentran des</text:span><text:span text:style-name="T4">empeñando una labor de producción de soluciones informáticas </text:span><text:span text:style-name="T3">en </text:span><text:span text:style-name="T2">el Área Transdepartamental de Artes Multimediales;</text:span></text:p>
      <text:p text:style-name="Standard"><text:span text:style-name="T2"><text:tab/></text:span><text:span text:style-name="T5">Que nuestra producción tecnológica es de relevancia y se enmarca en estándares libres que resultan beneficiosos para nuestra comunidad académica;</text:span></text:p>
      <text:p text:style-name="Standard"><text:span text:style-name="T5"><text:tab/>Que nuestro Área implementa </text:span><text:span text:style-name="T6">y fomenta el uso de las nuevas tecnologías informáticas como eje de producción artística.</text:span></text:p>
      <text:p text:style-name="Standard"><text:span text:style-name="T2"><text:tab/>Que por lo expuesto resulta necesario proceder a emitir el acto administrativo correspondiente;</text:span></text:p>
      <text:p text:style-name="P2"><text:tab/>Que los procedimientos se ajustan a las normas vigentes de la Universidad Nacional de las Artes;</text:p>
      <text:p text:style-name="P17"><text:span text:style-name="T1"><text:tab/>Por ello</text:span><text:span text:style-name="T2">, y en virtud de sus atribuciones, </text:span></text:p>
      <text:p text:style-name="P17"/>
      <text:p text:style-name="P18">EL CONSEJO DE CARRERA DEL</text:p>
      <text:p text:style-name="P18">ÁREA TRANSDEPARTAMENTAL DE ARTES MULTIMEDIALES</text:p>
      <text:p text:style-name="P18">RESUELVE</text:p>
      <text:p text:style-name="Standard"><text:span text:style-name="T2">ARTÍCULO 1°: Designar a partir del 1</text:span><text:span text:style-name="T3">5</text:span><text:span text:style-name="T2">º de </text:span><text:span text:style-name="T3">Noviembre</text:span><text:span text:style-name="T2"> del 2016, y hasta tanto no se tome una resolución en sentido contrario, al Lic. </text:span><text:span text:style-name="T3">Gustavo Yzaguirre </text:span><text:span text:style-name="T2">como Coordinador </text:span><text:span text:style-name="T5">y a Lisandro Fernández como Coordinador Adjunto </text:span><text:span text:style-name="T2">del Laboratorio de </text:span><text:span text:style-name="T3">Software Libre </text:span><text:span text:style-name="T2">con las misiones y funciones previstas.</text:span></text:p>
      <text:p text:style-name="P2">ARTÍCULO 2º: Dejar a criterio de<text:span text:style-name="T14">l Laboratorio de Software Libre</text:span> la organización <text:span text:style-name="T14">sus actividades</text:span> y <text:span text:style-name="T14">los </text:span>plazos de sus tareas, <text:span text:style-name="T14">acorde a la naturaleza de los proyectos y las partes involucradas y sujeto a la aprobación por este Consejo cuando amerite y sea pertinente.</text:span></text:p>
      <text:p text:style-name="P6"><text:span text:style-name="T2">ARTÍCULO 3º: Regístrese. Notifíquese a sus efectos a <text:s/>todas las dependencias académicas de esta Área Transdepartamental de Artes Multimediales. Pase para la toma de conocimiento a la Secretaría Administrativa y todo cumplido, ARCHÍVESE.</text:span></text:p>
      <text:p text:style-name="P5"/>
      <text:h text:style-name="P7" text:outline-level="3">RESOLUCION N°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roid Sans Fallback1" svg:font-family="'Droid Sans Fallback'" style:font-pitch="variable"/>
    <style:font-face style:name="FreeSans" svg:font-family="FreeSans" style:font-pitch="variable"/>
    <style:font-face style:name="SimSun" svg:font-family="SimSun, 宋体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line-height="105%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fo:font-size="13pt" fo:font-weight="bold" style:font-size-asian="13pt" style:font-weight-asian="bold" style:font-size-complex="13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pitch-complex="variable" style:font-size-complex="12pt" style:font-style-complex="italic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pitch-complex="variable" style:font-size-complex="12pt" style:font-style-complex="italic"/>
    </style:style>
    <style:style style:name="listas" style:family="paragraph" style:parent-style-name="Standard" style:list-style-name="WW8Num2"/>
    <style:style style:name="Título-_20_nivel_20_3" style:display-name="Título- nivel 3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ulo-nivel2" style:family="paragraph" style:parent-style-name="Standard" style:next-style-name="Standard">
      <style:text-properties fo:text-transform="uppercase" fo:color="#7f7f7f" fo:font-weight="bold" style:font-weight-asian="bold"/>
    </style:style>
    <style:style style:name="Titulo-nivel1" style:family="paragraph" style:parent-style-name="Standard" style:next-style-name="Standard">
      <style:text-properties fo:color="#007c85" style:font-name="Georgia" fo:font-family="Georgia" style:font-family-generic="roman" style:font-pitch="variable" fo:font-size="16pt" style:font-size-asian="16pt" style:font-name-complex="Georgia" style:font-family-complex="Georgia" style:font-family-generic-complex="roman" style:font-pitch-complex="variable" style:font-size-complex="16pt"/>
    </style:style>
    <style:style style:name="Titulo-nivel2-b" style:family="paragraph" style:parent-style-name="titulo-nivel2">
      <style:text-properties fo:color="#007c85" style:font-weight-complex="bold"/>
    </style:style>
    <style:style style:name="lista_20_numerada_20_-_20_numérica" style:display-name="lista numerada - numérica" style:family="paragraph" style:parent-style-name="listas" style:list-style-name="WW8Num4">
      <style:paragraph-properties fo:margin-left="0.635cm" fo:margin-right="0cm" fo:text-indent="0cm" style:auto-text-indent="false"/>
    </style:style>
    <style:style style:name="lista_20_ordenada_20_-_20_alfabetica" style:display-name="lista ordenada - alfabetica" style:family="paragraph" style:parent-style-name="Standard" style:list-style-name="WW8Num3"/>
    <style:style style:name="ecxmsonormal" style:family="paragraph" style:parent-style-name="Standard">
      <style:paragraph-properties fo:margin-top="0.494cm" fo:margin-bottom="0.494cm" loext:contextual-spacing="false" style:line-height-at-least="0.176cm" fo:text-align="start" style:justify-single-word="false"/>
      <style:text-properties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left="0.132cm" fo:margin-right="0.132cm" fo:margin-top="0.132cm" fo:margin-bottom="0.132cm" loext:contextual-spacing="false" style:line-height-at-least="0.176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/>
    </style:style>
    <style:style style:name="Texto_20_independiente_20_21" style:display-name="Texto independiente 21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7c85" style:font-name="Georgia" fo:font-family="Georgia" style:font-family-generic="roman" style:font-pitch="variable" fo:font-style="normal" fo:font-weight="bold" style:font-style-asian="normal" style:font-weight-asian="bold" style:font-name-complex="Georgia" style:font-family-complex="Georgia" style:font-family-generic-complex="roman" style:font-pitch-complex="variable"/>
    </style:style>
    <style:style style:name="WW8Num3z0" style:family="text">
      <style:text-properties fo:color="#007c85" fo:font-style="normal" fo:font-weight="bold" style:font-style-asian="normal" style:font-weight-asian="bold"/>
    </style:style>
    <style:style style:name="WW8Num4z0" style:family="text">
      <style:text-properties fo:color="#007c85"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0" style:family="text">
      <style:text-properties fo:color="#007c85" fo:font-style="normal" fo:font-weight="bold" style:font-style-asian="normal" style:font-weight-asian="bold"/>
    </style:style>
    <style:style style:name="Fuente_20_de_20_párrafo_20_predeter.4" style:display-name="Fuente de párrafo predeter.4" style:family="text"/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3" style:display-name="Fuente de párrafo predeter.3" style:family="text"/>
    <style:style style:name="WW8Num7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fo:color="#7f7f7f" style:font-name="Courier New" fo:font-family="'Courier New'" style:font-family-generic="modern" style:font-name-complex="Courier New" style:font-family-complex="'Courier New'" style:font-family-generic-complex="modern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6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weight="bold" style:font-weight-asian="bold"/>
    </style:style>
    <style:style style:name="WW8Num13z0" style:family="text">
      <style:text-properties fo:color="#007c85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13z1" style:family="text">
      <style:text-properties fo:color="#7f7f7f"/>
    </style:style>
    <style:style style:name="WW8Num15z0" style:family="text">
      <style:text-properties fo:color="#872175" fo:font-style="normal" fo:font-weight="bold" style:font-style-asian="normal" style:font-weight-asian="bold"/>
    </style:style>
    <style:style style:name="WW8Num15z1" style:family="text">
      <style:text-properties fo:color="#7f7f7f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fo:color="#00467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17z1" style:family="text">
      <style:text-properties fo:color="#7f7f7f"/>
    </style:style>
    <style:style style:name="WW8NumSt12z0" style:family="text">
      <style:text-properties fo:color="#00467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St13z0" style:family="text">
      <style:text-properties fo:color="#00467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1"/>
    <style:style style:name="Texto_20_independiente_20_2_20_Car" style:display-name="Texto independiente 2 Car" style:family="text">
      <style:text-properties fo:font-size="12pt" fo:language="es" fo:country="ES" style:font-size-asian="12pt" style:font-weight-complex="bold"/>
    </style:style>
    <style:style style:name="Numbering_20_Symbols" style:display-name="Numbering Symbols" style:family="text"/>
    <style:style style:name="Emphasis" style:family="text" style:parent-style-name="Fuente_20_de_20_párrafo_20_predeter.3">
      <style:text-properties fo:font-style="italic" style:font-style-asian="italic" style:font-style-complex="italic"/>
    </style:style>
    <style:style style:name="apple-converted-space" style:family="text" style:parent-style-name="Fuente_20_de_20_párrafo_20_predeter.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Georgi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-1.752cm" style:auto-text-indent="false">
        <style:tab-stops>
          <style:tab-stop style:position="9.252cm" style:type="center"/>
          <style:tab-stop style:position="9.35cm" style:type="center"/>
          <style:tab-stop style:position="9.451cm" style:type="center"/>
          <style:tab-stop style:position="9.551cm" style:type="center"/>
          <style:tab-stop style:position="15cm" style:type="right"/>
        </style:tab-stops>
      </style:paragraph-properties>
    </style:style>
    <style:style style:name="MP2" style:family="paragraph" style:parent-style-name="Header">
      <style:paragraph-properties fo:text-align="start" style:justify-single-word="false"/>
      <style:text-properties style:font-name-asian="Arial"/>
    </style:style>
    <style:style style:name="MP3" style:family="paragraph" style:parent-style-name="Header">
      <style:paragraph-properties fo:margin-left="10.502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weight-asian="bold" style:font-name-complex="Times New Roman" style:font-size-complex="10pt"/>
    </style:style>
    <style:style style:name="MP4" style:family="paragraph" style:parent-style-name="Header">
      <style:paragraph-properties fo:margin-left="10.502cm" fo:margin-right="0cm" fo:margin-top="0cm" fo:margin-bottom="0cm" loext:contextual-spacing="false" fo:text-align="start" style:justify-single-word="false" fo:text-indent="0cm" style:auto-text-indent="false"/>
      <style:text-properties style:font-name="Times New Roman" style:font-name-complex="Times New Roman" style:font-size-complex="10pt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Header">
      <style:paragraph-properties fo:text-align="center" style:justify-single-word="false"/>
    </style:style>
    <style:style style:name="MP7" style:family="paragraph" style:parent-style-name="Footer">
      <style:paragraph-properties fo:margin-left="0cm" fo:margin-right="0.63cm" fo:text-align="center" style:justify-single-word="false" fo:text-indent="0cm" style:auto-text-indent="false"/>
    </style:style>
    <style:style style:name="MP8" style:family="paragraph" style:parent-style-name="Footer">
      <style:paragraph-properties fo:margin-left="0.22cm" fo:margin-right="0cm" fo:text-indent="-2cm" style:auto-text-indent="false"/>
    </style:style>
    <style:style style:name="MT1" style:family="text">
      <style:text-properties fo:color="#545454" fo:background-color="#ffffff" loext:char-shading-value="0" style:font-name-asian="Arial"/>
    </style:style>
    <style:style style:name="MT2" style:family="text">
      <style:text-properties fo:color="#6a6a6a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MT3" style:family="text">
      <style:text-properties fo:color="#545454" fo:background-color="#ffffff" loext:char-shading-value="0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2cm" fo:margin-bottom="1cm" fo:margin-left="2cm" fo:margin-right="1.501cm" style:writing-mode="lr-tb" style:layout-grid-color="#c0c0c0" style:layout-grid-lines="30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01cm" fo:margin-bottom="4.403cm" style:dynamic-spacing="true"/>
      </style:header-style>
      <style:footer-style>
        <style:header-footer-properties fo:min-height="2.501cm" fo:margin-top="2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Image3" text:anchor-type="as-char" svg:width="6.491cm" svg:height="0.635cm" draw:z-index="0"><draw:image xlink:href="Pictures/2000000D0000195B0000027B89834D4211D768D0.wmf" xlink:type="simple" xlink:show="embed" xlink:actuate="onLoad"/></draw:frame><text:tab/><text:tab/><draw:frame draw:style-name="Mfr1" draw:name="Image4" text:anchor-type="as-char" svg:width="6.997cm" svg:height="1.004cm" draw:z-index="0"><draw:image xlink:href="Pictures/10000000000002270000004FAB78AE0723388C3C.png" xlink:type="simple" xlink:show="embed" xlink:actuate="onLoad"/></draw:frame></text:p>
        <text:p text:style-name="MP2"><text:s/></text:p>
      </style:header>
      <style:header-first>
        <text:p text:style-name="MP1"><text:tab/><draw:frame draw:style-name="Mfr1" draw:name="Image1" text:anchor-type="as-char" svg:width="6.491cm" svg:height="0.635cm" draw:z-index="0"><draw:image xlink:href="Pictures/2000000D0000195B0000027B89834D4211D768D0.wmf" xlink:type="simple" xlink:show="embed" xlink:actuate="onLoad"/></draw:frame><text:tab/><text:tab/><text:tab/><draw:frame draw:style-name="Mfr1" draw:name="Image2" text:anchor-type="as-char" svg:width="6.997cm" svg:height="1.004cm" draw:z-index="1"><draw:image xlink:href="Pictures/10000000000002270000004FAB78AE0723388C3C.png" xlink:type="simple" xlink:show="embed" xlink:actuate="onLoad"/></draw:frame></text:p>
        <text:p text:style-name="MP3">Av. Don Pedro de Mendoza 679 </text:p>
        <text:p text:style-name="MP4">Buenos Aires, Argentina. C1156ACG<text:line-break/>http://multimedia.una.edu.ar</text:p>
        <text:p text:style-name="MP5"/>
        <text:p text:style-name="MP6"><text:span text:style-name="MT1">“</text:span><text:span text:style-name="Emphasis"><text:span text:style-name="MT2">2016 – Año del Bicentenario de la Declaración de la Independencia Nacional</text:span></text:span><text:span text:style-name="MT3">”</text:span></text:p>
        <text:p text:style-name="MP5"/>
      </style:header-first>
      <style:footer>
        <text:p text:style-name="MP7">- <text:page-number text:select-page="current">0</text:page-number> -</text:p>
      </style:footer>
      <style:footer-first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la proforma para evento de Agenda</dc:title>
    <meta:initial-creator>WinuE</meta:initial-creator>
    <meta:creation-date>2016-07-14T13:49:00</meta:creation-date>
    <dc:date>2016-11-10T15:49:38.575259873</dc:date>
    <meta:print-date>2015-12-22T14:48:00</meta:print-date>
    <meta:editing-cycles>6</meta:editing-cycles>
    <meta:editing-duration>PT13M34S</meta:editing-duration>
    <meta:generator>LibreOffice/5.2.2.2.0$Linux_X86_64 LibreOffice_project/20m0$Build-2</meta:generator>
    <meta:document-statistic meta:table-count="0" meta:image-count="4" meta:object-count="0" meta:page-count="1" meta:paragraph-count="23" meta:word-count="289" meta:character-count="1941" meta:non-whitespace-character-count="1650"/>
  </office:meta>
</office:document-meta>
</file>